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outline1">
      <style:graphic-properties fo:min-height="11.929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3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layer="layout" svg:width="13.097cm" svg:height="17.2cm" svg:x="0.4cm" svg:y="0.4cm" presentation:class="outline" presentation:user-transformed="true">
          <draw:text-box>
            <text:list text:style-name="L1">
              <text:list-header>
                <text:p>int main(int argc, char **argv){</text:p>
                <text:list>
                  <text:list-header>
                    <text:p>volatile int modified;</text:p>
                    <text:p>char buffer[64];</text:p>
                    <text:p>if(argc == 1)</text:p>
                    <text:list>
                      <text:list-header>
                        <text:p>errx(1, "please specify an argument\n");</text:p>
                      </text:list-header>
                    </text:list>
                    <text:p>modified = 0;</text:p>
                    <text:p>strcpy(buffer, argv[1]);</text:p>
                    <text:p>if(modified == 0x61626364)</text:p>
                    <text:list>
                      <text:list-header>
                        <text:p>printf("you have correctly got the variable to the right value\n");</text:p>
                      </text:list-header>
                    </text:list>
                    <text:p>else </text:p>
                    <text:list>
                      <text:list-header>
                        <text:p>printf("Try again, you got 0x%08x\n", modified);</text:p>
                      </text:list-header>
                    </text:list>
                  </text:list-header>
                </text:list>
                <text:p>}</text:p>
              </text:list-header>
            </text:list>
          </draw:text-box>
        </draw:frame>
        <draw:frame presentation:style-name="pr1" draw:layer="layout" svg:width="13.8cm" svg:height="20.6cm" svg:x="13.8cm" svg:y="0.2cm" presentation:class="outline" presentation:user-transformed="true">
          <draw:text-box>
            <text:list text:style-name="L1">
              <text:list-header>
                <text:p>0x08048464 &lt;+0&gt;:<text:tab/> <text:s text:c="3"/>push <text:s text:c="2"/>ebp</text:p>
                <text:p>0x08048465 &lt;+1&gt;:<text:tab/> <text:s text:c="3"/>mov <text:s text:c="3"/>ebp,esp</text:p>
                <text:p>0x08048467 &lt;+3&gt;:<text:tab/> <text:s text:c="3"/>and <text:s text:c="4"/>esp,0xfffffff0</text:p>
                <text:p>0x0804846a &lt;+6&gt;:<text:tab/> <text:s text:c="3"/>sub <text:s text:c="4"/>esp,0x60</text:p>
                <text:p>0x0804846d &lt;+9&gt;:<text:tab/> <text:s text:c="3"/>cmp <text:s text:c="3"/>DWORD PTR [ebp+0x8],0x1</text:p>
                <text:p>0x08048471 &lt;+13&gt;:<text:tab/>jne <text:s text:c="5"/>0x8048487 &lt;main+35&gt;</text:p>
                <text:p>0x08048473 &lt;+15&gt;:<text:tab/>mov <text:s text:c="3"/>DWORD PTR [esp+0x4],0x80485a0</text:p>
                <text:p>0x0804847b &lt;+23&gt;:<text:tab/>mov <text:s text:c="3"/>DWORD PTR [esp],0x1</text:p>
                <text:p>0x08048482 &lt;+30&gt;:<text:tab/>call <text:s text:c="5"/>0x8048388 &lt;errx@plt&gt;</text:p>
                <text:p>0x08048487 &lt;+35&gt;:<text:tab/>mov <text:s text:c="3"/>DWORD PTR [esp+0x5c],0x0</text:p>
                <text:p>0x0804848f &lt;+43&gt;:<text:tab/> <text:s text:c="3"/>mov <text:s text:c="3"/>eax,DWORD PTR [ebp+0xc]</text:p>
                <text:p>0x08048492 &lt;+46&gt;:<text:tab/>add <text:s text:c="4"/>eax,0x4</text:p>
                <text:p>0x08048495 &lt;+49&gt;:<text:tab/>mov <text:s text:c="3"/>eax,DWORD PTR [eax]</text:p>
                <text:p>0x08048497 &lt;+51&gt;:<text:tab/>mov <text:s text:c="3"/>DWORD PTR [esp+0x4],eax</text:p>
                <text:p>0x0804849b &lt;+55&gt;:<text:tab/>lea <text:s text:c="5"/>eax,[esp+0x1c]</text:p>
                <text:p>0x0804849f &lt;+59&gt;:<text:tab/> <text:s text:c="3"/>mov <text:s text:c="3"/>DWORD PTR [esp],eax</text:p>
                <text:p>0x080484a2 &lt;+62&gt;:<text:tab/>call <text:s text:c="5"/>0x8048368 &lt;strcpy@plt&gt;</text:p>
                <text:p>0x080484a7 &lt;+67&gt;:<text:tab/>mov <text:s text:c="3"/>eax,DWORD PTR [esp+0x5c]</text:p>
                <text:p>0x080484ab &lt;+71&gt;:<text:tab/>cmp <text:s text:c="3"/>eax,0x61626364</text:p>
                <text:p>0x080484b0 &lt;+76&gt;:<text:tab/>jne <text:s text:c="6"/>0x80484c0 &lt;main+92&gt;</text:p>
                <text:p>0x080484b2 &lt;+78&gt;:<text:tab/>mov <text:s text:c="3"/>DWORD PTR [esp],0x80485bc</text:p>
                <text:p>0x080484b9 &lt;+85&gt;:<text:tab/>call <text:s text:c="5"/>0x8048398 &lt;puts@plt&gt;</text:p>
                <text:p>0x080484be &lt;+90&gt;:<text:tab/>jmp <text:s text:c="4"/>0x80484d5 &lt;main+113&gt;</text:p>
                <text:p>0x080484c0 &lt;+92&gt;:<text:tab/>mov <text:s text:c="3"/>edx,DWORD PTR [esp+0x5c]</text:p>
                <text:p>0x080484c4 &lt;+96&gt;:<text:tab/>mov <text:s text:c="3"/>eax,0x80485f3</text:p>
                <text:p>0x080484c9 &lt;+101&gt;:<text:tab/>mov <text:s text:c="3"/>DWORD PTR [esp+0x4],edx</text:p>
                <text:p>0x080484cd &lt;+105&gt;:<text:tab/>mov <text:s text:c="3"/>DWORD PTR [esp],eax</text:p>
                <text:p>0x080484d0 &lt;+108&gt;:<text:tab/>call <text:s text:c="5"/>0x8048378 &lt;printf@plt&gt;</text:p>
                <text:p>0x080484d5 &lt;+113&gt;:<text:tab/>leave <text:s/></text:p>
                <text:p>0x080484d6 &lt;+114&gt;:<text:tab/>re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draw:style-name="standard" draw:layer="layout" svg:width="17.966cm" svg:height="14.489cm" svg:x="5.939cm" svg:y="3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…</text:p>
              </table:table-cell>
            </table:table-row>
            <table:table-row table:style-name="ro2" table:default-cell-style-name="ce1">
              <table:table-cell>
                <text:p text:style-name="P2">$esp+0x1c</text:p>
              </table:table-cell>
              <table:table-cell>
                <text:p text:style-name="P2">0x40</text:p>
              </table:table-cell>
              <table:table-cell>
                <text:p text:style-name="P2">buffer</text:p>
              </table:table-cell>
            </table:table-row>
            <table:table-row table:style-name="ro2" table:default-cell-style-name="ce1">
              <table:table-cell>
                <text:p text:style-name="P2">$esp+0x4c</text:p>
              </table:table-cell>
              <table:table-cell>
                <text:p text:style-name="P2">4</text:p>
              </table:table-cell>
              <table:table-cell>
                <text:p text:style-name="P2">modifie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2">...</text:p>
              </table:table-cell>
            </table:table-row>
            <table:table-row table:style-name="ro2" table:default-cell-style-name="ce1">
              <table:table-cell>
                <text:p text:style-name="P2">$ebp</text:p>
              </table:table-cell>
              <table:table-cell>
                <text:p text:style-name="P2">4</text:p>
              </table:table-cell>
              <table:table-cell>
                <text:p text:style-name="P2">Old $ebp</text:p>
              </table:table-cell>
            </table:table-row>
            <table:table-row table:style-name="ro2" table:default-cell-style-name="ce1">
              <table:table-cell>
                <text:p text:style-name="P2">$ebp+0x4</text:p>
              </table:table-cell>
              <table:table-cell>
                <text:p text:style-name="P2">4</text:p>
              </table:table-cell>
              <table:table-cell>
                <text:p text:style-name="P2">Main return address</text:p>
              </table:table-cell>
            </table:table-row>
            <table:table-row table:style-name="ro2" table:default-cell-style-name="ce1">
              <table:table-cell>
                <text:p text:style-name="P2">$ebp+0x8</text:p>
              </table:table-cell>
              <table:table-cell>
                <text:p text:style-name="P2">4</text:p>
              </table:table-cell>
              <table:table-cell>
                <text:p text:style-name="P2">argc</text:p>
              </table:table-cell>
            </table:table-row>
            <table:table-row table:style-name="ro2" table:default-cell-style-name="ce1">
              <table:table-cell>
                <text:p text:style-name="P2">$ebp+0xc</text:p>
              </table:table-cell>
              <table:table-cell>
                <text:p text:style-name="P2">4</text:p>
              </table:table-cell>
              <table:table-cell>
                <text:p text:style-name="P2">Puntatore a “…/stack1”</text:p>
              </table:table-cell>
            </table:table-row>
            <table:table-row table:style-name="ro2" table:default-cell-style-name="ce1">
              <table:table-cell>
                <text:p text:style-name="P2">$ebp+0x10</text:p>
              </table:table-cell>
              <table:table-cell>
                <text:p text:style-name="P2">4</text:p>
              </table:table-cell>
              <table:table-cell>
                <text:p text:style-name="P2">Puntatore a “AAA...”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2">…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standard" draw:layer="layout" svg:width="17.966cm" svg:height="19.106cm" svg:x="5.984cm" svg:y="1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…</text:p>
              </table:table-cell>
            </table:table-row>
            <table:table-row table:style-name="ro1" table:default-cell-style-name="ce1">
              <table:table-cell>
                <text:p text:style-name="P2">$esp</text:p>
              </table:table-cell>
              <table:table-cell>
                <text:p text:style-name="P2">4</text:p>
              </table:table-cell>
              <table:table-cell>
                <text:p text:style-name="P2">*buffer</text:p>
              </table:table-cell>
            </table:table-row>
            <table:table-row table:style-name="ro1" table:default-cell-style-name="ce1">
              <table:table-cell>
                <text:p text:style-name="P2">$esp+0x4</text:p>
              </table:table-cell>
              <table:table-cell>
                <text:p text:style-name="P2">4</text:p>
              </table:table-cell>
              <table:table-cell>
                <text:p text:style-name="P2">Puntatore a “AAA...”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2">...</text:p>
              </table:table-cell>
            </table:table-row>
            <table:table-row table:style-name="ro2" table:default-cell-style-name="ce1">
              <table:table-cell>
                <text:p text:style-name="P2">$esp+0x1c</text:p>
              </table:table-cell>
              <table:table-cell>
                <text:p text:style-name="P2">0x40</text:p>
              </table:table-cell>
              <table:table-cell>
                <text:p text:style-name="P2">buffer</text:p>
              </table:table-cell>
            </table:table-row>
            <table:table-row table:style-name="ro2" table:default-cell-style-name="ce1">
              <table:table-cell>
                <text:p text:style-name="P2">$esp+0x4c</text:p>
              </table:table-cell>
              <table:table-cell>
                <text:p text:style-name="P2">4</text:p>
              </table:table-cell>
              <table:table-cell>
                <text:p text:style-name="P2">modifie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2">...</text:p>
              </table:table-cell>
            </table:table-row>
            <table:table-row table:style-name="ro2" table:default-cell-style-name="ce1">
              <table:table-cell>
                <text:p text:style-name="P2">$ebp</text:p>
              </table:table-cell>
              <table:table-cell>
                <text:p text:style-name="P2">4</text:p>
              </table:table-cell>
              <table:table-cell>
                <text:p text:style-name="P2">Old $ebp</text:p>
              </table:table-cell>
            </table:table-row>
            <table:table-row table:style-name="ro2" table:default-cell-style-name="ce1">
              <table:table-cell>
                <text:p text:style-name="P2">$ebp+0x4</text:p>
              </table:table-cell>
              <table:table-cell>
                <text:p text:style-name="P2">4</text:p>
              </table:table-cell>
              <table:table-cell>
                <text:p text:style-name="P2">Main return address</text:p>
              </table:table-cell>
            </table:table-row>
            <table:table-row table:style-name="ro2" table:default-cell-style-name="ce1">
              <table:table-cell>
                <text:p text:style-name="P2">$ebp+0x8</text:p>
              </table:table-cell>
              <table:table-cell>
                <text:p text:style-name="P2">4</text:p>
              </table:table-cell>
              <table:table-cell>
                <text:p text:style-name="P2">argc</text:p>
              </table:table-cell>
            </table:table-row>
            <table:table-row table:style-name="ro2" table:default-cell-style-name="ce1">
              <table:table-cell>
                <text:p text:style-name="P2">$ebp+0xc</text:p>
              </table:table-cell>
              <table:table-cell>
                <text:p text:style-name="P2">4</text:p>
              </table:table-cell>
              <table:table-cell>
                <text:p text:style-name="P2">Puntatore a “…/stack1”</text:p>
              </table:table-cell>
            </table:table-row>
            <table:table-row table:style-name="ro2" table:default-cell-style-name="ce1">
              <table:table-cell>
                <text:p text:style-name="P2">$ebp+0x10</text:p>
              </table:table-cell>
              <table:table-cell>
                <text:p text:style-name="P2">4</text:p>
              </table:table-cell>
              <table:table-cell>
                <text:p text:style-name="P2">Puntatore a “AAA...”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2">…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0-19T00:18:24.910933293</dc:date>
    <meta:editing-duration>PT35M40S</meta:editing-duration>
    <meta:editing-cycles>10</meta:editing-cycles>
    <meta:document-statistic meta:object-count="31"/>
  </office:meta>
</office:document-meta>
</file>